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1FFAD1268248752E2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0d677d"/>
    </style:style>
    <style:style style:name="P6" style:family="paragraph" style:parent-style-name="Standard">
      <style:paragraph-properties fo:text-align="center" style:justify-single-word="false"/>
      <style:text-properties officeooo:paragraph-rsid="000e7fd2"/>
    </style:style>
    <style:style style:name="P7" style:family="paragraph" style:parent-style-name="Standard">
      <style:text-properties officeooo:paragraph-rsid="0012ffff"/>
    </style:style>
    <style:style style:name="P8" style:family="paragraph" style:parent-style-name="Standard">
      <style:paragraph-properties>
        <style:tab-stops>
          <style:tab-stop style:position="0.6339in"/>
        </style:tab-stops>
      </style:paragraph-properties>
    </style:style>
    <style:style style:name="P9" style:family="paragraph" style:parent-style-name="Standard">
      <style:paragraph-properties>
        <style:tab-stops>
          <style:tab-stop style:position="0.6339in"/>
        </style:tab-stops>
      </style:paragraph-properties>
      <style:text-properties officeooo:paragraph-rsid="0012ffff"/>
    </style:style>
    <style:style style:name="T1" style:family="text">
      <style:text-properties officeooo:rsid="000d677d"/>
    </style:style>
    <style:style style:name="T2" style:family="text">
      <style:text-properties officeooo:rsid="000e7fd2"/>
    </style:style>
    <style:style style:name="T3" style:family="text">
      <style:text-properties officeooo:rsid="000f18ad"/>
    </style:style>
    <style:style style:name="T4" style:family="text">
      <style:text-properties officeooo:rsid="001008ed"/>
    </style:style>
    <style:style style:name="T5" style:family="text">
      <style:text-properties officeooo:rsid="0011398b"/>
    </style:style>
    <style:style style:name="T6" style:family="text">
      <style:text-properties officeooo:rsid="0015ad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Natron</text:span> Individual Contributor License Agreement</text:p>
      <text:p text:style-name="Standard"/>
      <text:p text:style-name="Standard">Thank you for your interest in contributing to <text:span text:style-name="T1">Natron</text:span> ("We" or "Us").</text:p>
      <text:p text:style-name="Standard"/>
      <text:p text:style-name="P7">This contributor agreement ("Agreement") documents the rights granted by contributors to Us. To make this document effective, please sign it, then scan and email a <text:span text:style-name="T6">PDF</text:span> of it to <text:a xlink:type="simple" xlink:href="mailto:contact@natron.fr" text:style-name="Internet_20_link" text:visited-style-name="Visited_20_Internet_20_Link">contact@natron.fr</text:a>.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text:a xlink:type="simple" xlink:href="http://natron.fr/cla" text:style-name="Internet_20_link" text:visited-style-name="Visited_20_Internet_20_Link"><text:span text:style-name="T1">http://natron.fr/cla</text:span></text:a>.</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text:soft-page-break/>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P5">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ext:span text:style-name="T5">t</text:span>he <text:a xlink:type="simple" xlink:href="http://www.gnu.org/licenses/old-licenses/gpl-2.0.en.html" text:style-name="Internet_20_link" text:visited-style-name="Visited_20_Internet_20_Link">GNU General Public License v2</text:a>.</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text:soft-page-break/></text:p>
      <text:p text:style-name="Standard">(d) You have followed the instructions in <text:a xlink:type="simple" xlink:href="http://natron.fr/cla" text:style-name="Internet_20_link" text:visited-style-name="Visited_20_Internet_20_Link"><text:span text:style-name="T1">http://natron.fr/cla</text:span></text:a>,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2">France</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text:soft-page-break/>possible under law.</text:p>
      <text:p text:style-name="Standard"/>
      <text:p text:style-name="P2">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
      <text:p text:style-name="P9">Natron</text:p>
      <text:p text:style-name="P7">INRIA</text:p>
      <text:p text:style-name="P7">655 avenue de l'Europe - CS 90051</text:p>
      <text:p text:style-name="P7">38334 Montbonnot Cedex</text:p>
      <text:p text:style-name="P9">FR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graphics1" text:anchor-type="paragraph" svg:width="0.9165in" svg:height="0.3228in" draw:z-index="0"><draw:image xlink:href="Pictures/10000000000000580000001FFAD1268248752E2F.png" xlink:type="simple" xlink:show="embed" xlink:actuate="onLoad"/></draw:frame>This work is licensed under a <text:a xlink:type="simple" xlink:href="http://creativecommons.org/licenses/by/3.0/" text:style-name="Internet_20_link" text:visited-style-name="Visited_20_Internet_20_Link">Creative Commons Attribution 3.0 Unported License</text:a>. <text:span text:style-name="T3">Based on document from </text:span>https://github.com/harmonyagreements/harmony-site/tree/master/build/do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officeooo:rsid="000d677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Natron</text:span> Individual Contributor License Agreement<text:tab/><text:tab/><text:page-number text:select-page="current">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6-12-08T12:41:29.241809000</dc:date>
    <meta:editing-duration>PT1H5M24S</meta:editing-duration>
    <meta:editing-cycles>31</meta:editing-cycles>
    <meta:generator>LibreOffice/5.2.1.2$MacOSX_X86_64 LibreOffice_project/31dd62db80d4e60af04904455ec9c9219178d620</meta:generator>
    <meta:document-statistic meta:table-count="0" meta:image-count="1" meta:object-count="0" meta:page-count="4" meta:paragraph-count="52" meta:word-count="1279" meta:character-count="8143" meta:non-whitespace-character-count="6842"/>
  </office:meta>
</office:document-meta>
</file>